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fo:color="#000000" loext:opacity="100%"/>
    </style:style>
    <style:style style:name="P2" style:family="paragraph" style:parent-style-name="Text_20_body">
      <style:text-properties fo:color="#000000" loext:opacity="100%"/>
    </style:style>
    <style:style style:name="P3" style:family="paragraph" style:parent-style-name="Heading_20_2">
      <style:text-properties officeooo:paragraph-rsid="00173223"/>
    </style:style>
    <style:style style:name="P4" style:family="paragraph" style:parent-style-name="Heading_20_2">
      <style:text-properties officeooo:paragraph-rsid="001af4aa"/>
    </style:style>
    <style:style style:name="P5" style:family="paragraph" style:parent-style-name="Text_20_body">
      <style:text-properties fo:language="bg" fo:country="BG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63439"/>
    </style:style>
    <style:style style:name="P7" style:family="paragraph" style:parent-style-name="Text_20_body">
      <style:text-properties officeooo:paragraph-rsid="00163439"/>
    </style:style>
    <style:style style:name="P8" style:family="paragraph" style:parent-style-name="Text_20_body">
      <style:text-properties officeooo:paragraph-rsid="00173223"/>
    </style:style>
    <style:style style:name="P9" style:family="paragraph" style:parent-style-name="Text_20_body">
      <style:text-properties officeooo:paragraph-rsid="00192b56"/>
    </style:style>
    <style:style style:name="P10" style:family="paragraph" style:parent-style-name="Text_20_body">
      <style:text-properties officeooo:paragraph-rsid="001cd981"/>
    </style:style>
    <style:style style:name="T1" style:family="text">
      <style:text-properties fo:color="#0000cd" loext:opacity="100%"/>
    </style:style>
    <style:style style:name="T2" style:family="text">
      <style:text-properties fo:color="#008000" loext:opacity="100%"/>
    </style:style>
    <style:style style:name="T3" style:family="text">
      <style:text-properties fo:color="#008000" loext:opacity="100%" fo:language="bg" fo:country="BG"/>
    </style:style>
    <style:style style:name="T4" style:family="text">
      <style:text-properties fo:color="#008000" loext:opacity="100%" officeooo:rsid="00173223"/>
    </style:style>
    <style:style style:name="T5" style:family="text">
      <style:text-properties fo:color="#a52a2a" loext:opacity="100%"/>
    </style:style>
    <style:style style:name="T6" style:family="text">
      <style:text-properties fo:color="#ff0000" loext:opacity="100%"/>
    </style:style>
    <style:style style:name="T7" style:family="text">
      <style:text-properties officeooo:rsid="0014e08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e085" style:font-weight-asian="bold" style:font-weight-complex="bold"/>
    </style:style>
    <style:style style:name="T10" style:family="text">
      <style:text-properties fo:language="bg" fo:country="BG"/>
    </style:style>
    <style:style style:name="T11" style:family="text">
      <style:text-properties fo:language="bg" fo:country="BG" fo:font-weight="bold" style:font-weight-asian="bold" style:font-weight-complex="bold"/>
    </style:style>
    <style:style style:name="T12" style:family="text">
      <style:text-properties fo:language="bg" fo:country="BG" officeooo:rsid="001cd981"/>
    </style:style>
    <style:style style:name="T13" style:family="text">
      <style:text-properties fo:language="bg" fo:country="BG" officeooo:rsid="001de376"/>
    </style:style>
    <style:style style:name="T14" style:family="text">
      <style:text-properties officeooo:rsid="00156b15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officeooo:rsid="0014e085"/>
    </style:style>
    <style:style style:name="T17" style:family="text">
      <style:text-properties fo:color="#000000" loext:opacity="100%" officeooo:rsid="00156b15"/>
    </style:style>
    <style:style style:name="T18" style:family="text">
      <style:text-properties officeooo:rsid="00163439"/>
    </style:style>
    <style:style style:name="T19" style:family="text">
      <style:text-properties style:font-name="Liberation Mono"/>
    </style:style>
    <style:style style:name="T20" style:family="text">
      <style:text-properties style:font-name="Liberation Mono" fo:language="bg" fo:country="BG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cd981" style:font-style-asian="italic" style:font-style-complex="italic"/>
    </style:style>
    <style:style style:name="T23" style:family="text">
      <style:text-properties officeooo:rsid="00173223"/>
    </style:style>
    <style:style style:name="T24" style:family="text">
      <style:text-properties fo:color="#c9211e" loext:opacity="100%" officeooo:rsid="00173223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173223"/>
    </style:style>
    <style:style style:name="T27" style:family="text">
      <style:text-properties officeooo:rsid="00192b56"/>
    </style:style>
    <style:style style:name="T28" style:family="text">
      <style:text-properties officeooo:rsid="001a7379"/>
    </style:style>
    <style:style style:name="T29" style:family="text">
      <style:text-properties officeooo:rsid="001af4aa"/>
    </style:style>
    <style:style style:name="T30" style:family="text">
      <style:text-properties officeooo:rsid="001cd981"/>
    </style:style>
    <style:style style:name="T31" style:family="text">
      <style:text-properties officeooo:rsid="001de3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heritance</text:h>
      <text:p text:style-name="Horizontal_20_Line"/>
      <text:h text:style-name="Heading_20_2" text:outline-level="2">Python Inheritance<text:span text:style-name="T7"> - наследяване</text:span></text:h>
      <text:p text:style-name="P5">Наследяването ни позволява да дефинираме клас, който наследява всички методи и свойства от друг клас.</text:p>
      <text:p text:style-name="P5"><text:span text:style-name="T8">Parent class</text:span><text:span text:style-name="T9"> - р</text:span><text:span text:style-name="T8">одителският клас</text:span> е класът, от който се наследява, наричан още базов клас.</text:p>
      <text:p text:style-name="Text_20_body"><text:span text:style-name="Strong_20_Emphasis">Child class</text:span> <text:span text:style-name="T7">- </text:span><text:span text:style-name="T9">д</text:span><text:span text:style-name="T11">ъщерен клас</text:span><text:span text:style-name="T10"> е класът, който наследява от друг клас, наричан още производен клас.</text:span></text:p>
      <text:p text:style-name="Horizontal_20_Line"/>
      <text:h text:style-name="Heading_20_2" text:outline-level="2">Create a Parent Class<text:span text:style-name="T14"> - създаване на родителски клас</text:span></text:h>
      <text:p text:style-name="P5">Всеки клас може да бъде родителски клас, така че синтаксисът е същият като при създаването на клас:</text:p>
      <text:h text:style-name="Heading_20_3" text:outline-level="3">Example</text:h>
      <text:p text:style-name="Text_20_body"><text:span text:style-name="T14">Създайте клас с име</text:span> <text:span text:style-name="Source_20_Text">Person</text:span> <text:span text:style-name="T14">със свойства</text:span> <text:span text:style-name="Source_20_Text">firstname</text:span> <text:span text:style-name="T14">и</text:span> <text:span text:style-name="Source_20_Text">lastname</text:span> properties<text:span text:style-name="T14"> и метод</text:span> <text:span text:style-name="Source_20_Text">printname</text:span>:</text:p>
      <text:p text:style-name="P6"><text:span text:style-name="T1">class</text:span><text:span text:style-name="T15"> Person:<text:line-break/></text:span><text:span text:style-name="T16"><text:tab/></text:span><text:span text:style-name="T1">def</text:span><text:span text:style-name="T15"> __init__(self, fname, lname):<text:line-break/></text:span><text:span text:style-name="T17"><text:tab/></text:span><text:span text:style-name="T16"><text:tab/></text:span><text:span text:style-name="T15">self.firstname = fname<text:line-break/></text:span><text:span text:style-name="T17"><text:tab/></text:span><text:span text:style-name="T16"><text:tab/></text:span><text:span text:style-name="T15">self.lastname = lname<text:line-break/></text:span><text:span text:style-name="T16"><text:tab/></text:span><text:span text:style-name="T1">def</text:span><text:span text:style-name="T15"> printname(self):<text:line-break/></text:span><text:span text:style-name="T17"><text:tab/></text:span><text:span text:style-name="T16"><text:tab/></text:span><text:span text:style-name="T15">print(self.firstname, self.lastname)<text:line-break/><text:line-break/></text:span><text:span text:style-name="T3">#Използвайте класа Person, за да създадете обект и след това изпълнете метода printname:</text:span><text:span text:style-name="T2"><text:line-break/></text:span><text:span text:style-name="T15"><text:line-break/>x = Person(</text:span><text:span text:style-name="T5">"John"</text:span><text:span text:style-name="T15">, </text:span><text:span text:style-name="T5">"Doe"</text:span><text:span text:style-name="T15">)<text:line-break/>x.printname() </text:span></text:p>
      <text:p text:style-name="Horizontal_20_Line"/>
      <text:h text:style-name="Heading_20_2" text:outline-level="2">Create a Child Class<text:span text:style-name="T18"> - създаване на дъщерен клас</text:span></text:h>
      <text:p text:style-name="P5">За да създадете клас, който наследява функционалността от друг клас, изпратете родителския клас като параметър, когато създавате дъщерния клас:</text:p>
      <text:h text:style-name="Heading_20_3" text:outline-level="3">Example</text:h>
      <text:p text:style-name="P7"><text:span text:style-name="T18">Създайте клас, наречен</text:span> <text:span text:style-name="Source_20_Text">Student</text:span>, <text:span text:style-name="T10">който ще наследи свойствата и методите от класа</text:span> <text:span text:style-name="Source_20_Text">Person</text:span>:</text:p>
      <text:p text:style-name="P2"><text:span text:style-name="T1">class</text:span> Student(Person):<text:line-break/><text:span text:style-name="T18"><text:tab/></text:span><text:span text:style-name="T1">pass</text:span> </text:p>
      <text:p text:style-name="P5"><text:soft-page-break/>Забележка: Използвайте ключовата дума <text:span text:style-name="T19">pass</text:span>, когато не искате да добавяте други свойства или методи към класа.</text:p>
      <text:p text:style-name="P5">Сега класът <text:span text:style-name="T21">Student</text:span> има същите свойства и методи като класа <text:span text:style-name="T21">Person</text:span>.</text:p>
      <text:h text:style-name="Heading_20_3" text:outline-level="3">Example</text:h>
      <text:p text:style-name="P7"><text:span text:style-name="T18">Използвайте клас</text:span> <text:span text:style-name="Source_20_Text">Student</text:span> <text:span text:style-name="T10">за да създадете обект и след това изпълнете метода</text:span> <text:span text:style-name="Source_20_Text">printname</text:span>:</text:p>
      <text:p text:style-name="P1">x = Student(<text:span text:style-name="T5">"Mike"</text:span>, <text:span text:style-name="T5">"Olsen"</text:span>)<text:line-break/>x.printname() </text:p>
      <text:p text:style-name="Horizontal_20_Line"/>
      <text:h text:style-name="P3" text:outline-level="2">Add the __init__() Function<text:span text:style-name="T23"> - добавяне на функцията __init__()</text:span></text:h>
      <text:p text:style-name="P5">Досега създадохме дъщерен клас, който наследява свойствата и методите от своя родител<text:span text:style-name="T23">ски</text:span>.</text:p>
      <text:p text:style-name="Text_20_body"><text:span text:style-name="T23">Искаме да добавим функцията</text:span> <text:span text:style-name="Source_20_Text">__init__()</text:span> <text:span text:style-name="T10">към дъщерния клас (вместо ключовата дума </text:span><text:span text:style-name="T20">pass</text:span><text:span text:style-name="T10">).</text:span></text:p>
      <text:p text:style-name="Text_20_body"><text:span text:style-name="Strong_20_Emphasis"><text:span text:style-name="T24">Забележка:</text:span></text:span> <text:span text:style-name="T23">Функцията</text:span> <text:span text:style-name="Source_20_Text">__init__()</text:span> <text:span text:style-name="T10">се извиква автоматично всеки път, когато класът се използва за създаване на нов обект.</text:span></text:p>
      <text:h text:style-name="Heading_20_3" text:outline-level="3">Example</text:h>
      <text:p text:style-name="Text_20_body"><text:span text:style-name="T23">Добавете функция</text:span> <text:span text:style-name="Source_20_Text">__init__()</text:span> <text:span text:style-name="T23">към класа</text:span> <text:span text:style-name="Source_20_Text">Student</text:span>:</text:p>
      <text:p text:style-name="P2"><text:span text:style-name="T1">class</text:span> Student(Person):<text:line-break/><text:span text:style-name="T23"><text:tab/></text:span><text:span text:style-name="T1">def</text:span> __init__(self, fname, lname):<text:line-break/><text:span text:style-name="T23"><text:tab/><text:tab/></text:span><text:span text:style-name="T2">#</text:span><text:span text:style-name="T4"> добавяне на свойства и т.н.</text:span><text:span text:style-name="T2"> </text:span></text:p>
      <text:p text:style-name="P8"><text:span text:style-name="T23">Когато добавяте функция</text:span> <text:span text:style-name="Source_20_Text">__init__()</text:span>, <text:span text:style-name="T10">дъщерният клас вече няма да наследява функцията</text:span> <text:span text:style-name="Source_20_Text">__init__()</text:span><text:span text:style-name="Source_20_Text"><text:span text:style-name="T26"> от родителския</text:span></text:span><text:span text:style-name="T25">.</text:span></text:p>
      <text:p text:style-name="P9"><text:span text:style-name="Strong_20_Emphasis"><text:span text:style-name="T24">Забележка:</text:span></text:span> <text:span text:style-name="T27">Дъщерната функция</text:span> <text:span text:style-name="Source_20_Text">__init__()</text:span> <text:span text:style-name="T10">заменя наследяването на функцията</text:span> <text:span text:style-name="Source_20_Text">__init__()</text:span> <text:span text:style-name="T27">от родителския клас</text:span>.</text:p>
      <text:p text:style-name="P9"><text:line-break/><text:span text:style-name="T27">За да запазите наследяването на функцията</text:span> <text:span text:style-name="Source_20_Text">__init__()</text:span> <text:span text:style-name="T27">от родителския клас</text:span>, <text:span text:style-name="T10">добавете извикване към функцията</text:span> <text:span text:style-name="Source_20_Text">__init__()</text:span> <text:span text:style-name="T28">от</text:span><text:span text:style-name="T27"> родителския</text:span><text:span text:style-name="T28"> клас</text:span>:</text:p>
      <text:h text:style-name="Heading_20_3" text:outline-level="3">Example</text:h>
      <text:p text:style-name="P2"><text:span text:style-name="T1">class</text:span> Student(Person):<text:line-break/><text:span text:style-name="T27"><text:tab/></text:span><text:span text:style-name="T1">def</text:span> __init__(self, fname, lname):<text:line-break/><text:span text:style-name="T27"><text:tab/><text:tab/>P</text:span>erson.__init__(self, fname, lname) </text:p>
      <text:p text:style-name="P5">Сега успешно добавихме функцията __init__() и запазихме наследството на родителския клас и сме готови да добавим функционалност във функцията <text:span text:style-name="T19">__init__()</text:span>.</text:p>
      <text:p text:style-name="Horizontal_20_Line"/>
      <text:h text:style-name="P4" text:outline-level="2"><text:soft-page-break/>Use the super() Function<text:span text:style-name="T29"> - използване на функция super()</text:span></text:h>
      <text:p text:style-name="P5">Python също има функция <text:span text:style-name="T19">super()</text:span>, която ще накара дъщерния клас да наследи всички методи и свойства от своя родител:</text:p>
      <text:h text:style-name="Heading_20_3" text:outline-level="3">Example</text:h>
      <text:p text:style-name="P2"><text:span text:style-name="T1">class</text:span> Student(Person):<text:line-break/><text:span text:style-name="T29"><text:tab/></text:span><text:span text:style-name="T1">def</text:span> __init__(self, fname, lname):<text:line-break/><text:span text:style-name="T29"><text:tab/><text:tab/></text:span><text:span text:style-name="T1">super</text:span>().__init__(fname, lname) </text:p>
      <text:p text:style-name="P10"><text:span text:style-name="T30">Използвайки функцията</text:span> <text:span text:style-name="Source_20_Text">super()</text:span> <text:span text:style-name="T10">не е необходимо да използвате името на родителския елемент</text:span>, <text:span text:style-name="T10">той автоматично ще наследи методите и свойствата от </text:span><text:span text:style-name="T12">родителския клас</text:span>.</text:p>
      <text:p text:style-name="Horizontal_20_Line"/>
      <text:h text:style-name="Heading_20_2" text:outline-level="2">Add Properties<text:span text:style-name="T30"> - добавяне на свойства</text:span></text:h>
      <text:h text:style-name="Heading_20_3" text:outline-level="3">Example</text:h>
      <text:p text:style-name="Text_20_body"><text:span text:style-name="T30">Добавете свойство, наречено</text:span> <text:span text:style-name="Source_20_Text">graduationyear</text:span> <text:span text:style-name="T30">към класа</text:span> <text:span text:style-name="Source_20_Text">Student</text:span>:</text:p>
      <text:p text:style-name="P2"><text:span text:style-name="T1">class</text:span> Student(Person):<text:line-break/><text:span text:style-name="T30"><text:tab/></text:span><text:span text:style-name="T1">def</text:span> __init__(self, fname, lname):<text:line-break/><text:span text:style-name="T30"><text:tab/><text:tab/></text:span><text:span text:style-name="T1">super</text:span>().__init__(fname, lname)<text:line-break/><text:span text:style-name="T30"><text:tab/><text:tab/></text:span>self.graduationyear = <text:span text:style-name="T6">2019</text:span> </text:p>
      <text:p text:style-name="P10"><text:span text:style-name="T10">В примера по-долу годината</text:span> <text:span text:style-name="Source_20_Text">2019</text:span> <text:span text:style-name="T30">ще бъде променлива и ще е добавена към клас</text:span> <text:span text:style-name="Source_20_Text">Student</text:span> <text:span text:style-name="T30">когато създаваме обекти за </text:span><text:span text:style-name="T22">student</text:span>. <text:span text:style-name="T10">За да направите това, добавете друг параметър във функцията</text:span> __init__():</text:p>
      <text:h text:style-name="Heading_20_3" text:outline-level="3">Example</text:h>
      <text:p text:style-name="Text_20_body"><text:span text:style-name="T31">Добавете параметър</text:span> <text:span text:style-name="Source_20_Text">year</text:span> <text:span text:style-name="T10">и </text:span><text:span text:style-name="T13">задайте</text:span><text:span text:style-name="T10"> правилната година при създаване на обекти:</text:span></text:p>
      <text:p text:style-name="P1"><text:span text:style-name="T1">class</text:span> Student(Person):<text:line-break/><text:span text:style-name="T31"><text:tab/></text:span><text:span text:style-name="T1">def</text:span> __init__(self, fname, lname, year):<text:line-break/><text:span text:style-name="T31"><text:tab/><text:tab/></text:span><text:span text:style-name="T1">super</text:span>().__init__(fname, lname)<text:line-break/><text:span text:style-name="T31"><text:tab/><text:tab/></text:span>self.graduationyear = year<text:line-break/>x = Student(<text:span text:style-name="T5">"Mike"</text:span>, <text:span text:style-name="T5">"Olsen"</text:span>, <text:span text:style-name="T6">2019</text:span>) </text:p>
      <text:p text:style-name="Horizontal_20_Line"/>
      <text:h text:style-name="Heading_20_2" text:outline-level="2">Add Methods<text:span text:style-name="T31"> - добавяне на методи</text:span></text:h>
      <text:h text:style-name="Heading_20_3" text:outline-level="3">Example</text:h>
      <text:p text:style-name="Text_20_body"><text:span text:style-name="T31">Добавете метод наречен</text:span> <text:span text:style-name="Source_20_Text">welcome</text:span> <text:span text:style-name="T31">в класа</text:span> <text:span text:style-name="Source_20_Text">Student</text:span>:</text:p>
      <text:p text:style-name="P2"><text:span text:style-name="T1">class</text:span> Student(Person):<text:line-break/><text:span text:style-name="T31"><text:tab/></text:span><text:span text:style-name="T1">def</text:span> __init__(self, fname, lname, year):<text:line-break/><text:span text:style-name="T31"><text:tab/><text:tab/></text:span><text:span text:style-name="T1">super</text:span>().__init__(fname, lname)<text:line-break/><text:soft-page-break/><text:span text:style-name="T31"><text:tab/><text:tab/></text:span>self.graduationyear = year<text:line-break/><text:span text:style-name="T31"><text:tab/></text:span><text:span text:style-name="T1">def</text:span> welcome(self):<text:line-break/><text:span text:style-name="T31"><text:tab/><text:tab/></text:span><text:span text:style-name="T1">print</text:span>(<text:span text:style-name="T5">"Welcome"</text:span>, self.firstname, self.lastname, <text:span text:style-name="T5">"to the class of"</text:span>, self.graduationyear) </text:p>
      <text:p text:style-name="P5">Ако добавите метод в дъщерния клас със същото име като функция в родителския клас, наследяването на родителския метод ще бъде заменено.</text:p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1:44:31.252105078</meta:creation-date>
    <dc:date>2023-02-03T19:06:42.766190506</dc:date>
    <meta:editing-duration>PT6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51" meta:word-count="560" meta:character-count="4145" meta:non-whitespace-character-count="3588"/>
  </office:meta>
</office:document-meta>
</file>